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0ec77f" officeooo:paragraph-rsid="000ec77f" style:font-name-asian="UWDOLM+Minion-Regular" style:font-size-asian="12pt" style:font-weight-asian="bold" style:font-name-complex="UWDOLM+Minion-Regular" style:font-size-complex="12pt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3b41e6" officeooo:paragraph-rsid="003b41e6" style:font-name-asian="UWDOLM+Minion-Regular" style:font-size-asian="12pt" style:font-weight-asian="bold" style:font-name-complex="UWDOLM+Minion-Regular" style:font-size-complex="12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ab13" officeooo:paragraph-rsid="005d6e3d" style:font-name-asian="UWDOLM+Minion-Regular" style:font-size-asian="12pt" style:font-weight-asian="bold" style:font-name-complex="UWDOLM+Minion-Regular" style:font-size-complex="1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ab13" officeooo:paragraph-rsid="0060472b" style:font-name-asian="UWDOLM+Minion-Regular" style:font-size-asian="12pt" style:font-weight-asian="bold" style:font-name-complex="UWDOLM+Minion-Regular" style:font-size-complex="1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ab13" officeooo:paragraph-rsid="00628f86" style:font-name-asian="UWDOLM+Minion-Regular" style:font-size-asian="12pt" style:font-weight-asian="bold" style:font-name-complex="UWDOLM+Minion-Regular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ab13" officeooo:paragraph-rsid="0042ab13" style:font-name-asian="UWDOLM+Minion-Regular" style:font-size-asian="12pt" style:font-weight-asian="bold" style:font-name-complex="UWDOLM+Minion-Regular" style:font-size-complex="12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67eb8" officeooo:paragraph-rsid="00467eb8" style:font-name-asian="UWDOLM+Minion-Regular" style:font-size-asian="12pt" style:font-weight-asian="bold" style:font-name-complex="UWDOLM+Minion-Regular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9d2dd" officeooo:paragraph-rsid="0049d2dd" style:font-name-asian="UWDOLM+Minion-Regular" style:font-size-asian="12pt" style:font-weight-asian="bold" style:font-name-complex="UWDOLM+Minion-Regular" style:font-size-complex="12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377b2f" officeooo:paragraph-rsid="004eb279" style:font-name-asian="UWDOLM+Minion-Regular" style:font-size-asian="12pt" style:font-weight-asian="bold" style:font-name-complex="UWDOLM+Minion-Regular" style:font-size-complex="12pt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377b2f" officeooo:paragraph-rsid="005040e1" style:font-name-asian="UWDOLM+Minion-Regular" style:font-size-asian="12pt" style:font-weight-asian="bold" style:font-name-complex="UWDOLM+Minion-Regular" style:font-size-complex="12pt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377b2f" officeooo:paragraph-rsid="0051d3c2" style:font-name-asian="UWDOLM+Minion-Regular" style:font-size-asian="12pt" style:font-weight-asian="bold" style:font-name-complex="UWDOLM+Minion-Regular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5e8684" officeooo:paragraph-rsid="005e8684" style:font-name-asian="UWDOLM+Minion-Regular" style:font-size-asian="12pt" style:font-weight-asian="bold" style:font-name-complex="UWDOLM+Minion-Regular" style:font-size-complex="12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642a96" officeooo:paragraph-rsid="00642a96" style:font-name-asian="UWDOLM+Minion-Regular" style:font-size-asian="12pt" style:font-weight-asian="bold" style:font-name-complex="UWDOLM+Minion-Regular" style:font-size-complex="12pt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661345" officeooo:paragraph-rsid="00661345" style:font-name-asian="UWDOLM+Minion-Regular" style:font-size-asian="12pt" style:font-weight-asian="bold" style:font-name-complex="UWDOLM+Minion-Regular" style:font-size-complex="12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0d17c" officeooo:paragraph-rsid="00765b96" style:font-name-asian="UWDOLM+Minion-Regular" style:font-size-asian="12pt" style:font-weight-asian="bold" style:font-name-complex="UWDOLM+Minion-Regular" style:font-size-complex="12pt" style:font-weight-complex="bold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0d17c" officeooo:paragraph-rsid="00779c8a" style:font-name-asian="UWDOLM+Minion-Regular" style:font-size-asian="12pt" style:font-weight-asian="bold" style:font-name-complex="UWDOLM+Minion-Regular" style:font-size-complex="12pt" style:font-weight-complex="bold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7786" officeooo:paragraph-rsid="00765b96" style:font-name-asian="UWDOLM+Minion-Regular" style:font-size-asian="12pt" style:font-weight-asian="bold" style:font-name-complex="UWDOLM+Minion-Regular" style:font-size-complex="12pt" style:font-weight-complex="bold"/>
    </style:style>
    <style:style style:name="P1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27786" officeooo:paragraph-rsid="00779c8a" style:font-name-asian="UWDOLM+Minion-Regular" style:font-size-asian="12pt" style:font-weight-asian="bold" style:font-name-complex="UWDOLM+Minion-Regular" style:font-size-complex="12pt" style:font-weight-complex="bold"/>
    </style:style>
    <style:style style:name="P2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HLKHIO+FranklinGothic-Book" style:font-size-asian="12pt" style:font-weight-asian="bold" style:font-name-complex="HLKHIO+FranklinGothic-Book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UWDOLM+Minion-Regular" style:font-size-asian="12pt" style:font-name-complex="UWDOLM+Minion-Regular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UWDOLM+Minion-Regular" style:font-size-asian="12pt" style:font-weight-asian="normal" style:font-name-complex="UWDOLM+Minion-Regular" style:font-size-complex="12pt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77b2f" officeooo:paragraph-rsid="00377b2f" style:font-name-asian="UWDOLM+Minion-Regular" style:font-size-asian="12pt" style:font-weight-asian="normal" style:font-name-complex="UWDOLM+Minion-Regular" style:font-size-complex="12pt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77b2f" officeooo:paragraph-rsid="004eb279" style:font-name-asian="UWDOLM+Minion-Regular" style:font-size-asian="12pt" style:font-weight-asian="normal" style:font-name-complex="UWDOLM+Minion-Regular" style:font-size-complex="12pt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77b2f" officeooo:paragraph-rsid="005040e1" style:font-name-asian="UWDOLM+Minion-Regular" style:font-size-asian="12pt" style:font-weight-asian="normal" style:font-name-complex="UWDOLM+Minion-Regular" style:font-size-complex="12pt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b41e6" officeooo:paragraph-rsid="003b41e6" style:font-name-asian="UWDOLM+Minion-Regular" style:font-size-asian="12pt" style:font-weight-asian="normal" style:font-name-complex="UWDOLM+Minion-Regular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67eb8" officeooo:paragraph-rsid="00467eb8" style:font-name-asian="UWDOLM+Minion-Regular" style:font-size-asian="12pt" style:font-weight-asian="normal" style:font-name-complex="UWDOLM+Minion-Regular" style:font-size-complex="12pt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b7653" officeooo:paragraph-rsid="0049d2dd" style:font-name-asian="UWDOLM+Minion-Regular" style:font-size-asian="12pt" style:font-weight-asian="normal" style:font-name-complex="UWDOLM+Minion-Regular" style:font-size-complex="12pt" style:font-weight-complex="normal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36a7c" officeooo:paragraph-rsid="005e8684" style:font-name-asian="UWDOLM+Minion-Regular" style:font-size-asian="12pt" style:font-weight-asian="normal" style:font-name-complex="UWDOLM+Minion-Regular" style:font-size-complex="12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52ba0" officeooo:paragraph-rsid="00628f86" style:font-name-asian="UWDOLM+Minion-Regular" style:font-size-asian="12pt" style:font-weight-asian="normal" style:font-name-complex="UWDOLM+Minion-Regular" style:font-size-complex="12pt" style:font-weight-complex="normal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52ba0" officeooo:paragraph-rsid="00642a96" style:font-name-asian="UWDOLM+Minion-Regular" style:font-size-asian="12pt" style:font-weight-asian="normal" style:font-name-complex="UWDOLM+Minion-Regular" style:font-size-complex="12pt" style:font-weight-complex="normal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642a96" officeooo:paragraph-rsid="00642a96" style:font-name-asian="UWDOLM+Minion-Regular" style:font-size-asian="12pt" style:font-weight-asian="normal" style:font-name-complex="UWDOLM+Minion-Regular" style:font-size-complex="12pt" style:font-weight-complex="normal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c8b02" officeooo:paragraph-rsid="003c8b02" style:font-name-asian="UWDOLM+Minion-Regular" style:font-size-asian="12pt" style:font-weight-asian="normal" style:font-name-complex="UWDOLM+Minion-Regular" style:font-size-complex="12pt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ed2ba" officeooo:paragraph-rsid="00779c8a" style:font-name-asian="UWDOLM+Minion-Regular" style:font-size-asian="12pt" style:font-weight-asian="normal" style:font-name-complex="UWDOLM+Minion-Regular" style:font-size-complex="12pt" style:font-weight-complex="normal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3ed2ba" officeooo:paragraph-rsid="00765b96" style:font-name-asian="UWDOLM+Minion-Regular" style:font-size-asian="12pt" style:font-weight-asian="normal" style:font-name-complex="UWDOLM+Minion-Regular" style:font-size-complex="12pt" style:font-weight-complex="normal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7c4045" officeooo:paragraph-rsid="00765b96" style:font-name-asian="UWDOLM+Minion-Regular" style:font-size-asian="12pt" style:font-weight-asian="normal" style:font-name-complex="UWDOLM+Minion-Regular" style:font-size-complex="12pt" style:font-weight-complex="normal"/>
    </style:style>
    <style:style style:name="P37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6pt" fo:font-weight="normal" officeooo:rsid="000ec77f" officeooo:paragraph-rsid="000ec77f" style:font-name-asian="UWDOLM+Minion-Regular" style:font-size-asian="6pt" style:font-weight-asian="normal" style:font-name-complex="UWDOLM+Minion-Regular" style:font-size-complex="6pt" style:font-weight-complex="normal"/>
    </style:style>
    <style:style style:name="P38" style:family="paragraph" style:parent-style-name="Standard">
      <style:paragraph-properties fo:text-align="justify" style:justify-single-word="false" style:text-autospace="none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officeooo:rsid="0047b590" officeooo:paragraph-rsid="0047b590" style:font-name-asian="UWDOLM+Minion-Regular" style:font-size-asian="12pt" style:font-weight-asian="normal" style:font-name-complex="UWDOLM+Minion-Regular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ed2ba" style:font-weight-asian="normal" style:font-weight-complex="normal"/>
    </style:style>
    <style:style style:name="T3" style:family="text">
      <style:text-properties fo:font-weight="normal" officeooo:rsid="0042d972" style:font-weight-asian="normal" style:font-weight-complex="normal"/>
    </style:style>
    <style:style style:name="T4" style:family="text">
      <style:text-properties fo:font-weight="normal" officeooo:rsid="00436a7c" style:font-weight-asian="normal" style:font-weight-complex="normal"/>
    </style:style>
    <style:style style:name="T5" style:family="text">
      <style:text-properties fo:font-weight="normal" officeooo:rsid="00452ba0" style:font-weight-asian="normal" style:font-weight-complex="normal"/>
    </style:style>
    <style:style style:name="T6" style:family="text">
      <style:text-properties fo:font-weight="normal" officeooo:rsid="004a9acf" style:font-weight-asian="normal" style:font-weight-complex="normal"/>
    </style:style>
    <style:style style:name="T7" style:family="text">
      <style:text-properties fo:font-weight="normal" officeooo:rsid="004b7653" style:font-weight-asian="normal" style:font-weight-complex="normal"/>
    </style:style>
    <style:style style:name="T8" style:family="text">
      <style:text-properties fo:font-weight="normal" officeooo:rsid="004c93cd" style:font-weight-asian="normal" style:font-weight-complex="normal"/>
    </style:style>
    <style:style style:name="T9" style:family="text">
      <style:text-properties fo:font-weight="normal" officeooo:rsid="004eb279" style:font-weight-asian="normal" style:font-weight-complex="normal"/>
    </style:style>
    <style:style style:name="T10" style:family="text">
      <style:text-properties fo:font-weight="normal" officeooo:rsid="005040e1" style:font-weight-asian="normal" style:font-weight-complex="normal"/>
    </style:style>
    <style:style style:name="T11" style:family="text">
      <style:text-properties fo:font-weight="normal" officeooo:rsid="0051d3c2" style:font-weight-asian="normal" style:font-weight-complex="normal"/>
    </style:style>
    <style:style style:name="T12" style:family="text">
      <style:text-properties fo:font-weight="normal" officeooo:rsid="005410e3" style:font-weight-asian="normal" style:font-weight-complex="normal"/>
    </style:style>
    <style:style style:name="T13" style:family="text">
      <style:text-properties fo:font-weight="normal" officeooo:rsid="005535c7" style:font-weight-asian="normal" style:font-weight-complex="normal"/>
    </style:style>
    <style:style style:name="T14" style:family="text">
      <style:text-properties fo:font-weight="normal" officeooo:rsid="00572b9f" style:font-weight-asian="normal" style:font-weight-complex="normal"/>
    </style:style>
    <style:style style:name="T15" style:family="text">
      <style:text-properties fo:font-weight="normal" officeooo:rsid="0057fe43" style:font-weight-asian="normal" style:font-weight-complex="normal"/>
    </style:style>
    <style:style style:name="T16" style:family="text">
      <style:text-properties fo:font-weight="normal" officeooo:rsid="00588a00" style:font-weight-asian="normal" style:font-weight-complex="normal"/>
    </style:style>
    <style:style style:name="T17" style:family="text">
      <style:text-properties fo:font-weight="normal" officeooo:rsid="005d6e3d" style:font-weight-asian="normal" style:font-weight-complex="normal"/>
    </style:style>
    <style:style style:name="T18" style:family="text">
      <style:text-properties fo:font-weight="normal" officeooo:rsid="0060472b" style:font-weight-asian="normal" style:font-weight-complex="normal"/>
    </style:style>
    <style:style style:name="T19" style:family="text">
      <style:text-properties fo:font-weight="normal" officeooo:rsid="00628f86" style:font-weight-asian="normal" style:font-weight-complex="normal"/>
    </style:style>
    <style:style style:name="T20" style:family="text">
      <style:text-properties fo:font-weight="normal" officeooo:rsid="00669e59" style:font-weight-asian="normal" style:font-weight-complex="normal"/>
    </style:style>
    <style:style style:name="T21" style:family="text">
      <style:text-properties fo:font-weight="normal" officeooo:rsid="0069e8af" style:font-weight-asian="normal" style:font-weight-complex="normal"/>
    </style:style>
    <style:style style:name="T22" style:family="text">
      <style:text-properties fo:font-weight="normal" officeooo:rsid="006b514c" style:font-weight-asian="normal" style:font-weight-complex="normal"/>
    </style:style>
    <style:style style:name="T23" style:family="text">
      <style:text-properties fo:font-weight="normal" officeooo:rsid="006caba2" style:font-weight-asian="normal" style:font-weight-complex="normal"/>
    </style:style>
    <style:style style:name="T24" style:family="text">
      <style:text-properties fo:font-weight="normal" officeooo:rsid="00779c8a" style:font-weight-asian="normal" style:font-weight-complex="normal"/>
    </style:style>
    <style:style style:name="T25" style:family="text">
      <style:text-properties fo:font-weight="normal" officeooo:rsid="0078e6c7" style:font-weight-asian="normal" style:font-weight-complex="normal"/>
    </style:style>
    <style:style style:name="T26" style:family="text">
      <style:text-properties fo:font-weight="normal" officeooo:rsid="007a813d" style:font-weight-asian="normal" style:font-weight-complex="normal"/>
    </style:style>
    <style:style style:name="T27" style:family="text">
      <style:text-properties fo:font-weight="normal" officeooo:rsid="007c4045" style:font-weight-asian="normal" style:font-weight-complex="normal"/>
    </style:style>
    <style:style style:name="T28" style:family="text">
      <style:text-properties fo:font-weight="normal" officeooo:rsid="00859fc2" style:font-weight-asian="normal" style:font-weight-complex="normal"/>
    </style:style>
    <style:style style:name="T29" style:family="text">
      <style:text-properties fo:font-weight="normal" officeooo:rsid="00895ac2" style:font-weight-asian="normal" style:font-weight-complex="normal"/>
    </style:style>
    <style:style style:name="T30" style:family="text">
      <style:text-properties style:text-position="super 58%"/>
    </style:style>
    <style:style style:name="T31" style:family="text">
      <style:text-properties officeooo:rsid="004804ec"/>
    </style:style>
    <style:style style:name="T3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 - Instruções: A linguagem de Máquina</text:p>
      <text:p text:style-name="P2">2.21 Exercícios<text:span text:style-name="T30">1</text:span></text:p>
      <text:p text:style-name="P37"><text:span text:style-name="T30">1 </text:span>Contribuição de John Oliver, da Cal Poly, San Luis Obispo, com colaborações de Nicole Kaiyan (Universidade de Adelaide) e Milos Prvulovic (Georgia Tech)</text:p>
      <text:p text:style-name="P1"/>
      <text:p text:style-name="P22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p>
      <text:p text:style-name="P22">Existem alguns casos em que as pseudoinstruções precisam ser usadas (por exemplo, a instrução la quando um valor real não é conhecido durante a codificação em assembly).</text:p>
      <text:p text:style-name="P22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p>
      <text:p text:style-name="P1"/>
      <text:p text:style-name="P1">Exercício 2.1 </text:p>
      <text:p text:style-name="P1">Os problemas a seguir lidam com a tradução de C para MIPS. Suponha que as variáveis f, g, h e i sejam dadas e possam ser consideradas inteiros de 32 bits, conforme declarado em um programa C. </text:p>
      <text:p text:style-name="P1"/>
      <text:p text:style-name="P1">a. f=g-h; </text:p>
      <text:p text:style-name="P1">b. f=g+(h-5); </text:p>
      <text:p text:style-name="P1"/>
      <text:p text:style-name="P1">2.1.1 [5] &lt;2.2&gt; Para essas instruções C, qual é o código assembly do MIPS correspondente? Use um número mínimo de instruções assembly do MIPS.</text:p>
      <text:p text:style-name="P21"/>
      <text:p text:style-name="P10">a) <text:span text:style-name="T9">Considere $s0 = f, $t0 = g, $t1 = </text:span><text:span text:style-name="T29">h</text:span></text:p>
      <text:p text:style-name="P24"/>
      <text:p text:style-name="P10"><text:span text:style-name="T1"><text:tab/>sub </text:span><text:span text:style-name="T9">$s0</text:span><text:span text:style-name="T1">, </text:span><text:span text:style-name="T9">$t0</text:span><text:span text:style-name="T1">, </text:span><text:span text:style-name="T9">$t1</text:span></text:p>
      <text:p text:style-name="P23"/>
      <text:p text:style-name="P11">b)<text:span text:style-name="T1"> </text:span><text:span text:style-name="T10">Considere </text:span><text:span text:style-name="T9">$</text:span><text:span text:style-name="T10">s0 = f, </text:span><text:span text:style-name="T9">$</text:span><text:span text:style-name="T12">s1</text:span><text:span text:style-name="T10"> = g, </text:span><text:span text:style-name="T9">$</text:span><text:span text:style-name="T12">s2</text:span><text:span text:style-name="T10"> = h</text:span></text:p>
      <text:p text:style-name="P25"/>
      <text:p text:style-name="P11"><text:span text:style-name="T1"><text:tab/>addi $t0, </text:span><text:span text:style-name="T9">$</text:span><text:span text:style-name="T13">s</text:span><text:span text:style-name="T15">2</text:span><text:span text:style-name="T1">, -5</text:span></text:p>
      <text:p text:style-name="P12"><text:span text:style-name="T1"><text:tab/>add </text:span><text:span text:style-name="T9">$</text:span><text:span text:style-name="T11">s0</text:span><text:span text:style-name="T1">, </text:span><text:span text:style-name="T9">$</text:span><text:span text:style-name="T14">s</text:span><text:span text:style-name="T16">1</text:span><text:span text:style-name="T1">, $t0</text:span></text:p>
      <text:p text:style-name="P21"/>
      <text:p text:style-name="P1">2.1.2 [5] &lt;2.2&gt; Para essas instruções C, quantas instruções assembly do MIPS são necessárias a fim de executar a instrução C?</text:p>
      <text:p text:style-name="P21"/>
      <text:p text:style-name="P3">a)<text:span text:style-name="T1"> Somente uma instrução</text:span></text:p>
      <text:p text:style-name="P26"/>
      <text:p text:style-name="P3">b)<text:span text:style-name="T1"> Foi necessária duas instruções para concluir a tarefa solicitada.</text:span></text:p>
      <text:p text:style-name="P21"/>
      <text:p text:style-name="P21"/>
      <text:p text:style-name="P21"/>
      <text:p text:style-name="P21"/>
      <text:p text:style-name="P21"/>
      <text:p text:style-name="P1"><text:soft-page-break/>2.1.3 [5] &lt;2.2&gt; Se as variáveis f, g, h e i possuem o valor de 1, 2, 3 e 4, respectivamente, qual é o valor final de f?</text:p>
      <text:p text:style-name="P21"/>
      <text:p text:style-name="P33"><text:span text:style-name="T32">a)<text:tab/></text:span>f = -1</text:p>
      <text:p text:style-name="P33"/>
      <text:p text:style-name="P33"><text:span text:style-name="T32">b)<text:tab/></text:span>f = 2 +(3-5) = 2 – 2 = 0</text:p>
      <text:p text:style-name="P21"/>
      <text:p text:style-name="P1">Os problemas a seguir lidam com a tradução de MIPS para C. Suponha que as variáveis g, h, i e j sejam dadas e possam ser consideradas inteiros de 32 bits, conforme declarado em um programa C. </text:p>
      <text:p text:style-name="P21"/>
      <text:p text:style-name="P1">a. <text:tab/>addi f, f, 4</text:p>
      <text:p text:style-name="P1"/>
      <text:p text:style-name="P1">b. <text:tab/>add f, g, h </text:p>
      <text:p text:style-name="P1"><text:tab/>add f, i, f </text:p>
      <text:p text:style-name="P21"/>
      <text:p text:style-name="P1">2.1.4 [5] &lt;2.2&gt; Para essas instruções MIPS, qual é a instrução C correspondente?</text:p>
      <text:p text:style-name="P1"/>
      <text:p text:style-name="P17">a) <text:tab/><text:span text:style-name="T2">f += 4</text:span></text:p>
      <text:p text:style-name="P34"/>
      <text:p text:style-name="P19">b) <text:tab/><text:span text:style-name="T2">f = g + h</text:span></text:p>
      <text:p text:style-name="P34"><text:s text:c="3"/><text:tab/>f += i</text:p>
      <text:p text:style-name="P1"/>
      <text:p text:style-name="P1">2.1.5 [5] &lt;2.2&gt; Se as variáveis f, g, h e i têm valores 1, 2, 3 e 4, respectivamente, qual é o valor final de f?</text:p>
      <text:p text:style-name="P21"/>
      <text:p text:style-name="P16">a) <text:tab/><text:span text:style-name="T24">f = </text:span><text:span text:style-name="T26">f + 4 = 1 + 4 = 5</text:span></text:p>
      <text:p text:style-name="P35"/>
      <text:p text:style-name="P18">b) <text:tab/><text:span text:style-name="T25">f = </text:span><text:span text:style-name="T27">2 + 3 = 5</text:span></text:p>
      <text:p text:style-name="P36"><text:s text:c="3"/><text:tab/>f = f + i = 5 + 4 = 9<text:tab/></text:p>
      <text:p text:style-name="P21"/>
      <text:p text:style-name="P1">Exercício 2.3 </text:p>
      <text:p text:style-name="P1">Os problemas a seguir lidam com a tradução de C para MIPS. Considere que as variáveis f e g sejam dadas e possam ser consideradas inteiros de 32 bits, conforme declarado em um programa C. </text:p>
      <text:p text:style-name="P1"><text:bookmark-start text:name="__DdeLink__2716_1116724322"/>a. f = −g − f; </text:p>
      <text:p text:style-name="P1">b. f = g + (−f − 5);<text:bookmark-end text:name="__DdeLink__2716_1116724322"/> </text:p>
      <text:p text:style-name="P1"/>
      <text:p text:style-name="P1">2.3.1 [5] &lt;2.2&gt; Para essas instruções C, qual é o código assembly do MIPS correspondente? Use um número mínimo de instruções assembly do MIPS.</text:p>
      <text:p text:style-name="P1"/>
      <text:p text:style-name="P4">a)<text:span text:style-name="T1"> </text:span><text:span text:style-name="T17">Considere: <text:s/>$s0 = g, $s1 = f</text:span></text:p>
      <text:p text:style-name="P29"/>
      <text:p text:style-name="P13"><text:span text:style-name="T4"><text:tab/>n</text:span><text:span text:style-name="T1">eg </text:span><text:span text:style-name="T17">$</text:span><text:span text:style-name="T1">t0, </text:span><text:span text:style-name="T17">$</text:span><text:span text:style-name="T1">s0</text:span></text:p>
      <text:p text:style-name="P5"><text:span text:style-name="T4"><text:tab/>sub</text:span><text:span text:style-name="T3"> </text:span><text:span text:style-name="T17">$</text:span><text:span text:style-name="T18">s1</text:span><text:span text:style-name="T3">, </text:span><text:span text:style-name="T17">$</text:span><text:span text:style-name="T18">t0</text:span><text:span text:style-name="T4">, </text:span><text:span text:style-name="T17">$</text:span><text:span text:style-name="T18">s1</text:span></text:p>
      <text:p text:style-name="P7"/>
      <text:p text:style-name="P6">b)<text:span text:style-name="T1"> </text:span><text:span text:style-name="T19">Considere: </text:span><text:span text:style-name="T17">$</text:span><text:span text:style-name="T19">s0 = f, </text:span><text:span text:style-name="T17">$</text:span><text:span text:style-name="T19">s1 = g </text:span></text:p>
      <text:p text:style-name="P31"/>
      <text:p text:style-name="P14"><text:span text:style-name="T5"><text:tab/>n</text:span><text:span text:style-name="T1">eg </text:span><text:span text:style-name="T17">$</text:span><text:span text:style-name="T1">t0, </text:span><text:span text:style-name="T17">$</text:span><text:span text:style-name="T1">s</text:span><text:span text:style-name="T28">0</text:span></text:p>
      <text:p text:style-name="P14"><text:span text:style-name="T1"><text:tab/>addi </text:span><text:span text:style-name="T17">$</text:span><text:span text:style-name="T1">t1, </text:span><text:span text:style-name="T17">$</text:span><text:span text:style-name="T1">t0, -5</text:span></text:p>
      <text:p text:style-name="P15"><text:span text:style-name="T1"><text:tab/>add </text:span><text:span text:style-name="T17">$</text:span><text:span text:style-name="T20">s</text:span><text:span text:style-name="T21">0</text:span><text:span text:style-name="T1">, </text:span><text:span text:style-name="T17">$</text:span><text:span text:style-name="T1">s1, </text:span><text:span text:style-name="T17">$</text:span><text:span text:style-name="T1">t1</text:span></text:p>
      <text:p text:style-name="P32"><text:soft-page-break/></text:p>
      <text:p text:style-name="P30"/>
      <text:p text:style-name="P1">2.3.2 [5] &lt;2.2&gt; Para as instruções C anteriores, quantas instruções assembly do MIPS são necessárias a fim de executar a instrução C?</text:p>
      <text:p text:style-name="P1"/>
      <text:p text:style-name="P8">a)<text:span text:style-name="T1"> Foi utilizada somente </text:span><text:span text:style-name="T22">duas instruções</text:span></text:p>
      <text:p text:style-name="P27"/>
      <text:p text:style-name="P8">b)<text:span text:style-name="T1"> Neste caso foi necessária a utilização de </text:span><text:span text:style-name="T23">três</text:span><text:span text:style-name="T1"> instruções.</text:span></text:p>
      <text:p text:style-name="P1"/>
      <text:p text:style-name="P1">2.3.3 [5] &lt;2.2&gt; Se as variáveis f, g, h, i e j têm valores 1, 2, 3, 4 e 5, respectivamente, qual é o valor final de f?</text:p>
      <text:p text:style-name="P1"/>
      <text:p text:style-name="P39">a)f = -2 – 1 = -3 </text:p>
      <text:p text:style-name="P39"/>
      <text:p text:style-name="P39">b)<text:span text:style-name="T31">f = 2 + (-1 – 5) = 2-6 = -4</text:span></text:p>
      <text:p text:style-name="P1"/>
      <text:p text:style-name="P1">Os problemas a seguir lidam com a tradução de MIPS para C. Suponha que as variáveis g, h, i e j sejam dadas e possam ser consideradas inteiros de 32 bits, conforme declarado em um programa C. </text:p>
      <text:p text:style-name="P21"/>
      <text:p text:style-name="P1">a.<text:tab/>addi f, f, − 4 </text:p>
      <text:p text:style-name="P1"/>
      <text:p text:style-name="P1">b. <text:tab/>add <text:tab/>i, g, h </text:p>
      <text:p text:style-name="P1"><text:tab/>add <text:tab/>f, i, f </text:p>
      <text:p text:style-name="P21"/>
      <text:p text:style-name="P1">2.3.4 [5] &lt;2.2&gt; Para essas instruções MIPS, qual é a instrução C correspondente?</text:p>
      <text:p text:style-name="P1"/>
      <text:p text:style-name="P9">a)<text:span text:style-name="T1"> <text:tab/></text:span><text:span text:style-name="T6">f += -4</text:span></text:p>
      <text:p text:style-name="P9"/>
      <text:p text:style-name="P9">b)<text:span text:style-name="T1"> <text:tab/></text:span><text:span text:style-name="T7">i = g + h</text:span></text:p>
      <text:p text:style-name="P28"><text:s text:c="3"/><text:tab/>f += i</text:p>
      <text:p text:style-name="P1"/>
      <text:p text:style-name="P1"><text:bookmark text:name="__DdeLink__2718_1116724322"/>2.3.5 [5] &lt;2.2&gt; Se as variáveis f, g, h e i têm valores 1, 2, 3 e 4, respectivamente, qual é o valor final de f?</text:p>
      <text:p text:style-name="P1"/>
      <text:p text:style-name="P9">a) <text:tab/><text:span text:style-name="T8">f = 1 – 4 = -3</text:span></text:p>
      <text:p text:style-name="P9"/>
      <text:p text:style-name="P9">b) <text:tab/><text:span text:style-name="T8">f = 1 + (2+3) = 6 </text:span></text:p>
      <text:p text:style-name="P1"/>
      <text:p text:style-name="P20"/>
      <text:p text:style-name="P21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UWDOLM+Minion-Regular" svg:font-family="UWDOLM+Minion-Regular" style:font-family-generic="roman"/>
    <style:font-face style:name="HLKHIO+FranklinGothic-Book" svg:font-family="HLKHIO+FranklinGothic-Book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o Cesar Gonçalves</meta:initial-creator>
    <meta:editing-duration>P2DT7H39M3S</meta:editing-duration>
    <meta:editing-cycles>210</meta:editing-cycles>
    <meta:generator>LibreOffice/7.1.0.3$Windows_x86 LibreOffice_project/f6099ecf3d29644b5008cc8f48f42f4a40986e4c</meta:generator>
    <dc:date>2021-02-25T14:38:05.538000000</dc:date>
    <meta:document-statistic meta:table-count="0" meta:image-count="0" meta:object-count="0" meta:page-count="3" meta:paragraph-count="63" meta:word-count="789" meta:character-count="3885" meta:non-whitespace-character-count="3100"/>
  </office:meta>
</office:document-meta>
</file>